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3217" officeooo:paragraph-rsid="000a32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me</text:p>
      <text:p text:style-name="P1"/>
      <text:p text:style-name="P1">scientifique</text:p>
      <text:p text:style-name="P1">anatomie</text:p>
      <text:p text:style-name="P1">nature</text:p>
      <text:p text:style-name="P1">spaciale</text:p>
      <text:p text:style-name="P1">historique</text:p>
      <text:p text:style-name="P1">politique</text:p>
      <text:p text:style-name="P1">relationnelle</text:p>
      <text:p text:style-name="P1">informatique</text:p>
      <text:p text:style-name="P1">phobie</text:p>
      <text:p text:style-name="P1">ville</text:p>
      <text:p text:style-name="P1">animaux</text:p>
      <text:p text:style-name="P1">fête</text:p>
      <text:p text:style-name="P1">commerciale</text:p>
      <text:p text:style-name="P1">education</text:p>
      <text:p text:style-name="P1">audio visuel</text:p>
      <text:p text:style-name="P1">star</text:p>
      <text:p text:style-name="P1">philosophi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12:02:32.916304295</meta:creation-date>
    <dc:date>2021-11-15T12:09:01.218487920</dc:date>
    <meta:editing-duration>PT6M30S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1" meta:paragraph-count="18" meta:word-count="19" meta:character-count="152" meta:non-whitespace-character-count="151"/>
  </office:meta>
</office:document-meta>
</file>